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91" calcext:value-type="float">
            <text:p>90.9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20" calcext:value-type="float">
            <text:p>320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8" calcext:value-type="float">
            <text:p>98</text:p>
          </table:table-cell>
          <table:table-cell table:formula="of:=[.B18]-[.E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7" calcext:value-type="float">
            <text:p>227</text:p>
          </table:table-cell>
          <table:table-cell table:formula="of:=[.B19]-[.E19]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3" calcext:value-type="float">
            <text:p>93</text:p>
          </table:table-cell>
          <table:table-cell table:formula="of:=[.B21]-[.E21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72" calcext:value-type="float">
            <text:p>172</text:p>
          </table:table-cell>
          <table:table-cell table:formula="of:=[.B22]-[.E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.6" calcext:value-type="float">
            <text:p>74.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6" calcext:value-type="float">
            <text:p>376</text:p>
          </table:table-cell>
          <table:table-cell table:formula="of:=[.B25]-[.E25]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5.84" calcext:value-type="float">
            <text:p>85.84</text:p>
          </table:table-cell>
          <table:table-cell table:formula="of:=SUM([.B2:.B27])" office:value-type="float" office:value="3694" calcext:value-type="float">
            <text:p>3694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171" calcext:value-type="float">
            <text:p>3171</text:p>
          </table:table-cell>
          <table:table-cell table:formula="of:=[.B29]-[.E29]" office:value-type="float" office:value="523" calcext:value-type="float">
            <text:p>523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0:40:53.298210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7T10:43:19.002633880</dc:date>
    <dc:creator>Brent Seidel</dc:creator>
    <meta:editing-duration>P3DT22H56M53S</meta:editing-duration>
    <meta:editing-cycles>22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